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46e" officeooo:paragraph-rsid="0006246e"/>
    </style:style>
    <style:style style:name="P2" style:family="paragraph" style:parent-style-name="Standard">
      <style:text-properties officeooo:paragraph-rsid="0006246e"/>
    </style:style>
    <style:style style:name="T1" style:family="text">
      <style:text-properties officeooo:rsid="0006246e"/>
    </style:style>
    <style:style style:name="T2" style:family="text">
      <style:text-properties officeooo:rsid="0007a4ad"/>
    </style:style>
    <style:style style:name="T3" style:family="text">
      <style:text-properties officeooo:rsid="00090e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hod 1 : Hough Transformation + Rectangle Method + Curve Fitting + IPM (v0.3)<text:span text:style-name="T2">(v0.9)</text:span></text:p>
      <text:p text:style-name="P1">Method 2 : IPM + Hough Transformation + KNN + Curve Fitting (v0.4)</text:p>
      <text:p text:style-name="P1">Method 3 : IPM + Hough Transformation + Rectangle Method + Curve Fitting (v0.5)</text:p>
      <text:p text:style-name="P2"><text:span text:style-name="T1">Method 4 : </text:span>Resize + IPM + Hough Transformation + KNN + Curve Fitting <text:span text:style-name="T1">(v0.7)</text:span></text:p>
      <text:p text:style-name="P1">Method 5 : Resize + Hough Transformation + Rectangle Method + Curve Fitting + IPM (v0.1<text:span text:style-name="T3">2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5:27:17.049238240</meta:creation-date>
    <dc:date>2017-10-29T19:30:40.659414045</dc:date>
    <meta:editing-duration>PT9H48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72" meta:character-count="394" meta:non-whitespace-character-count="327"/>
  </office:meta>
</office:document-meta>
</file>